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03cm"/>
    </style:style>
    <style:style style:name="co3" style:family="table-column">
      <style:table-column-properties fo:break-before="auto" style:column-width="2.917cm"/>
    </style:style>
    <style:style style:name="co4" style:family="table-column">
      <style:table-column-properties fo:break-before="auto" style:column-width="3.939cm"/>
    </style:style>
    <style:style style:name="co5" style:family="table-column">
      <style:table-column-properties fo:break-before="auto" style:column-width="2.863cm"/>
    </style:style>
    <style:style style:name="co6" style:family="table-column">
      <style:table-column-properties fo:break-before="auto" style:column-width="3.33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row table:style-name="ro1" table:number-rows-repeated="2">
          <table:table-cell table:number-columns-repeated="10"/>
        </table:table-row>
        <table:table-row table:style-name="ro2">
          <table:table-cell office:value-type="string">
            <text:p>tb_cards</text:p>
          </table:table-cell>
          <table:table-cell/>
          <table:table-cell office:value-type="string">
            <text:p>ID (INT)</text:p>
          </table:table-cell>
          <table:table-cell office:value-type="string">
            <text:p>Question (TEXT)</text:p>
          </table:table-cell>
          <table:table-cell office:value-type="string">
            <text:p>Answer1 TEXT)</text:p>
          </table:table-cell>
          <table:table-cell office:value-type="string">
            <text:p>Answer2 (TEXT)</text:p>
          </table:table-cell>
          <table:table-cell office:value-type="string">
            <text:p>Answer3 (TEXT)</text:p>
          </table:table-cell>
          <table:table-cell office:value-type="string">
            <text:p>Answer4 (TEXT)</text:p>
          </table:table-cell>
          <table:table-cell office:value-type="string">
            <text:p>ReleaseDate (INT) </text:p>
          </table:table-cell>
          <table:table-cell office:value-type="string">
            <text:p>category_id (int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b_pulls</text:p>
          </table:table-cell>
          <table:table-cell/>
          <table:table-cell office:value-type="string">
            <text:p>ID (INT)</text:p>
          </table:table-cell>
          <table:table-cell office:value-type="string">
            <text:p>Polldatetime (IN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b_cards_done</text:p>
          </table:table-cell>
          <table:table-cell/>
          <table:table-cell office:value-type="string">
            <text:p>ID (INT)</text:p>
          </table:table-cell>
          <table:table-cell office:value-type="string">
            <text:p>card_id (INT)</text:p>
          </table:table-cell>
          <table:table-cell office:value-type="string">
            <text:p>Done_DateTime (INT)</text:p>
          </table:table-cell>
          <table:table-cell office:value-type="string">
            <text:p>Correct (BOOL)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tb_category</text:p>
          </table:table-cell>
          <table:table-cell/>
          <table:table-cell office:value-type="string">
            <text:p>ID (INT)</text:p>
          </table:table-cell>
          <table:table-cell office:value-type="string">
            <text:p>category (TEXT)</text:p>
          </table:table-cell>
          <table:table-cell office:value-type="string">
            <text:p>pic_filename (TEXT)</text:p>
          </table:table-cell>
          <table:table-cell table:number-columns-repeated="5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12.03.2017</text:date>, <text:time>20:58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ik Müller</meta:initial-creator>
    <meta:creation-date>2017-03-05T06:33:43.10</meta:creation-date>
    <dc:date>2017-03-12T20:58:35.50</dc:date>
    <dc:creator>Maik Müller</dc:creator>
    <meta:editing-duration>P4DT15H3M50S</meta:editing-duration>
    <meta:editing-cycles>4</meta:editing-cycles>
    <meta:generator>OpenOffice/4.1.2$Win32 OpenOffice.org_project/412m3$Build-9782</meta:generator>
    <meta:document-statistic meta:table-count="3" meta:cell-count="21" meta:object-count="0"/>
  </office:meta>
</office:document-meta>
</file>